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Nom attribué à la ressour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e sujet de la ressour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 compte de la ressource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éateur</text:p>
          </table:table-cell>
          <table:table-cell office:value-type="string" calcext:value-type="string">
            <text:p>Entité principalement responsable de la création de la ressourc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Éditeur</text:p>
          </table:table-cell>
          <table:table-cell office:value-type="string" calcext:value-type="string">
            <text:p>Entité responsable de la mise à disposition de la ressourc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ributeur</text:p>
          </table:table-cell>
          <table:table-cell office:value-type="string" calcext:value-type="string">
            <text:p>Entité responsable de la contribution à la ressource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int ou période de temps associé à un événement dans le cycle de vie de la ressourc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 nature ou le genre de la ressourc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ormat de fichier, support physique ou dimensions de la ressource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ntificateur</text:p>
          </table:table-cell>
          <table:table-cell office:value-type="string" calcext:value-type="string">
            <text:p>Une référence claire à la ressource dans un contexte donné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ssource connexe à partir de laquelle la ressource décrite est dérivée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Une langue de la ressource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Une ressource associée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uverture</text:p>
          </table:table-cell>
          <table:table-cell office:value-type="string" calcext:value-type="string">
            <text:p>Le sujet spatial ou temporel de la ressource, l'applicabilité spatiale de la ressource ou la compétence en vertu de laquelle la ressource est pertinent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oits</text:p>
          </table:table-cell>
          <table:table-cell office:value-type="string" calcext:value-type="string">
            <text:p>Informations sur les droits détenus dans et sur la ressourc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émis</text:p>
          </table:table-cell>
          <table:table-cell office:value-type="string" calcext:value-type="string">
            <text:p>Date d'émission officielle de la ressourc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